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ur Implementierung dieses Beispiels werden mehrere Strukturen definiert und angewandt, welche diverse Daten wie Name der Station bzw. die Länge zur der nächsten, enthält. Es wird zwischen folgenden Strukturen unterschieden:</text:p>
      <text:p text:style-name="Standard"/>
      <text:p text:style-name="Standard">struct edge;</text:p>
      <text:p text:style-name="Standard">typedef struct node { … } station;</text:p>
      <text:p text:style-name="Standard">typedef struct edge { … } path;</text:p>
      <text:p text:style-name="Standard">typedef struct treenode { … } heapnode;</text:p>
      <text:p text:style-name="Standard">typedef struct liste { … } list;</text:p>
      <text:p text:style-name="Standard"/>
      <text:p text:style-name="Standard">Die Struktur „edge“ wird mehrmals definiert, jedoch wird sie bei der ersten Definition nur definiiert, während diese bei der erneuten Definition auch mit Variablen versehen wird.</text:p>
      <text:p text:style-name="Standard"/>
      <text:p text:style-name="Standard">struct edge;</text:p>
      <text:p text:style-name="Standard"/>
      <text:p text:style-name="Standard">typedef struct edge {</text:p>
      <text:p text:style-name="Standard"><text:tab/>station *halt;</text:p>
      <text:p text:style-name="Standard"><text:tab/>// distance from previous station</text:p>
      <text:p text:style-name="Standard"><text:tab/>int length;</text:p>
      <text:p text:style-name="Standard"><text:tab/>char mark[10];</text:p>
      <text:p text:style-name="Standard"><text:tab/>struct edge *next;</text:p>
      <text:p text:style-name="Standard">} path;</text:p>
      <text:p text:style-name="Standard"/>
      <text:p text:style-name="Standard">Wie der Name es schon vermuten lässt, wird mittels dieser Struktur die verkettete Liste á Station erstellt. Als Beispiel könnte man die Station „Reumannplatz“ erwähnen, denn da diese Station mit der Station „Keplerplatz“ verbunden ist, wird die Station „Keplerplatz“ zu einem Teilelement der verketteten Liste, welche die „Stationsnachbarn“ einer Station definiert.</text:p>
      <text:p text:style-name="Standard">Jedoch wird die Station nicht direkt in die „path“-Struktur gespeichert, sondern diese gilt als „Container“ für die Struktur „station“. In der „path“-Struktur wird ein „next“-Pointer definiert, welcher das Durchsuchen der gesamten „Stationsnachbarn“(verketteten)-Liste ermöglicht. Weiteres wird hier die Linie unter dem Namen „mark“ gespeichert, da diese vom Weg, welchen der User einschlagen sollte (somit Path) abhängig si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ran-Goggy </meta:initial-creator>
    <meta:creation-date>2010-06-15T00:58:21</meta:creation-date>
    <dc:date>2010-06-15T01:19:38</dc:date>
    <dc:creator>Goran-Goggy </dc:creator>
    <meta:editing-duration>PT00H21M18S</meta:editing-duration>
    <meta:editing-cycles>2</meta:editing-cycles>
    <meta:generator>OpenOffice.org/3.2$Unix OpenOffice.org_project/320m12$Build-9483</meta:generator>
    <meta:document-statistic meta:table-count="0" meta:image-count="0" meta:object-count="0" meta:page-count="1" meta:paragraph-count="17" meta:word-count="227" meta:character-count="1477"/>
  </office:meta>
</office:document-meta>
</file>